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2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3" style:family="table-cell" style:parent-style-name="Default" style:data-style-name="N0">
      <style:table-cell-properties style:rotation-angle="90" style:vertical-align="middle"/>
    </style:style>
    <style:style style:name="ce103" style:family="table-cell" style:parent-style-name="Default" style:data-style-name="N0">
      <style:table-cell-properties fo:border-bottom="2.01pt solid #000000" fo:border-left="2.01pt solid #000000" fo:border-right="0.06pt solid #000000" style:rotation-angle="90" fo:border-top="2.01pt solid #000000" style:vertical-align="middl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7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number-columns-repeated="49" table:default-cell-style-name="ce7"/>
        <table:table-column table:style-name="co5" table:number-columns-repeated="972" table:default-cell-style-name="ce7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2" office:value-type="string" calcext:value-type="string" table:number-columns-spanned="1" table:number-rows-spanned="3">
            <text:p>Instruction</text:p>
          </table:table-cell>
          <table:table-cell table:style-name="ce105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Stack Present Data</text:p>
          </table:table-cell>
          <table:table-cell table:style-name="ce131" office:value-type="string" calcext:value-type="string">
            <text:p>Stack Dec EN</text:p>
          </table:table-cell>
          <table:table-cell table:style-name="ce136" office:value-type="string" calcext:value-type="string">
            <text:p>Stack Inc Sync D</text:p>
          </table:table-cell>
          <table:table-cell table:style-name="ce139"/>
          <table:table-cell table:style-name="ce146"/>
          <table:table-cell table:style-name="ce131"/>
          <table:table-cell table:style-name="ce136"/>
          <table:table-cell table:style-name="ce131"/>
          <table:table-cell table:style-name="ce136"/>
          <table:table-cell table:style-name="ce131"/>
          <table:table-cell table:style-name="ce136"/>
          <table:table-cell table:style-name="ce139"/>
          <table:table-cell table:number-columns-repeated="972"/>
        </table:table-row>
        <table:table-row table:style-name="ro3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NOP</text:p>
          </table:table-cell>
          <table:table-cell table:number-columns-repeated="2"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HALT</text:p>
          </table:table-cell>
          <table:table-cell table:style-name="ce107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SWP</text:p>
          </table:table-cell>
          <table:table-cell table:style-name="ce107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PUSHA</text:p>
          </table:table-cell>
          <table:table-cell table:style-name="ce107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POPA</text:p>
          </table:table-cell>
          <table:table-cell table:style-name="ce107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RTRN</text:p>
          </table:table-cell>
          <table:table-cell table:style-name="ce107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SUB</text:p>
          </table:table-cell>
          <table:table-cell table:style-name="ce107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COMPB</text:p>
          </table:table-cell>
          <table:table-cell table:style-name="ce107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NOTA</text:p>
          </table:table-cell>
          <table:table-cell table:style-name="ce107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CPY</text:p>
          </table:table-cell>
          <table:table-cell table:style-name="ce107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LDD[P/R]</text:p>
          </table:table-cell>
          <table:table-cell table:style-name="ce107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SVD[P/R]</text:p>
          </table:table-cell>
          <table:table-cell table:style-name="ce107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103" office:value-type="string" calcext:value-type="string" table:number-columns-spanned="1" table:number-rows-spanned="8">
            <text:p>ADD/ADDLA</text:p>
          </table:table-cell>
          <table:table-cell table:style-name="ce107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SHFT[R/L](L)</text:p>
          </table:table-cell>
          <table:table-cell table:style-name="ce107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LITA</text:p>
          </table:table-cell>
          <table:table-cell table:style-name="ce107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2" office:value-type="string" calcext:value-type="string" table:number-columns-spanned="1" table:number-rows-spanned="8">
            <text:p>LITB</text:p>
          </table:table-cell>
          <table:table-cell table:style-name="ce107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LDA</text:p>
          </table:table-cell>
          <table:table-cell table:style-name="ce107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LDB</text:p>
          </table:table-cell>
          <table:table-cell table:style-name="ce107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SVA</text:p>
          </table:table-cell>
          <table:table-cell table:style-name="ce107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SVB</text:p>
          </table:table-cell>
          <table:table-cell table:style-name="ce107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[AND/OR/XOR](L)</text:p>
          </table:table-cell>
          <table:table-cell table:style-name="ce107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RTRNI</text:p>
          </table:table-cell>
          <table:table-cell table:style-name="ce107" office:value-type="string" calcext:value-type="string">
            <text:p>0xA8</text:p>
          </table:table-cell>
          <table:table-cell table:style-name="ce113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9</text:p>
          </table:table-cell>
          <table:table-cell table:style-name="ce111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A</text:p>
          </table:table-cell>
          <table:table-cell table:style-name="ce111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B</text:p>
          </table:table-cell>
          <table:table-cell table:style-name="ce111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C</text:p>
          </table:table-cell>
          <table:table-cell table:style-name="ce111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D</text:p>
          </table:table-cell>
          <table:table-cell table:style-name="ce111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E</text:p>
          </table:table-cell>
          <table:table-cell table:style-name="ce111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F</text:p>
          </table:table-cell>
          <table:table-cell table:style-name="ce112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PUSHB</text:p>
          </table:table-cell>
          <table:table-cell table:style-name="ce107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POPB</text:p>
          </table:table-cell>
          <table:table-cell table:style-name="ce107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PUSHM</text:p>
          </table:table-cell>
          <table:table-cell table:style-name="ce107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POPM</text:p>
          </table:table-cell>
          <table:table-cell table:style-name="ce107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ADDLB</text:p>
          </table:table-cell>
          <table:table-cell table:style-name="ce107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IF[S/R]A</text:p>
          </table:table-cell>
          <table:table-cell table:style-name="ce107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IF[S/R]M</text:p>
          </table:table-cell>
          <table:table-cell table:style-name="ce107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CALL</text:p>
          </table:table-cell>
          <table:table-cell table:style-name="ce107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JMP</text:p>
          </table:table-cell>
          <table:table-cell table:style-name="ce107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2" office:value-type="string" calcext:value-type="string" table:number-columns-spanned="1" table:number-rows-spanned="8">
            <text:p>[INTERRUPT]</text:p>
          </table:table-cell>
          <table:table-cell table:style-name="ce107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9:25:51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01T19:26:18.276000000</dc:date>
    <meta:editing-cycles>2</meta:editing-cycles>
    <meta:editing-duration>PT57M11S</meta:editing-duration>
    <meta:document-statistic meta:table-count="1" meta:cell-count="13189" meta:object-count="0"/>
  </office:meta>
</office:document-meta>
</file>